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FreeSans2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0.06pt solid #000000"/>
      <style:text-properties style:font-name="Droid San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" fo:font-size="10pt" style:font-size-asian="10pt" style:font-size-complex="10pt"/>
    </style:style>
    <style:style style:name="ce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pt"/>
      <style:text-properties style:use-window-font-color="true" style:font-name="Droid Sans" fo:font-size="8pt" style:font-size-asian="8pt" style:font-size-complex="8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"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" fo:font-style="italic" style:font-style-asian="italic" style:font-style-complex="italic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"/>
    </style:style>
    <style:style style:name="ce1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13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7">
      <style:text-properties fo:font-style="normal" style:font-style-asian="normal" style:font-style-complex="normal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Droid Sans"/>
    </style:style>
    <style:style style:name="ce1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Droid Sans" fo:font-style="normal" style:font-style-asian="normal" style:font-style-complex="normal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19" style:family="table-cell" style:parent-style-name="Default">
      <style:text-properties style:font-name="Liberation Sans1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266.91pt" svg:y="237.17pt">
            <loext:p draw:notify-on-update-of-ranges="Sheet1.F11:Sheet1.F11 Sheet1.G11:Sheet1.L11 Sheet1.F12:Sheet1.F12 Sheet1.G12:Sheet1.L12 Sheet1.F13:Sheet1.F13 Sheet1.G13:Sheet1.L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3pt" svg:x="738.31pt" svg:y="238.68pt">
            <loext:p draw:notify-on-update-of-ranges="Sheet1.F15:Sheet1.F15 Sheet1.G15:Sheet1.L15 Sheet1.F16:Sheet1.F16 Sheet1.G16:Sheet1.L16 Sheet1.F17:Sheet1.F17 Sheet1.G17:Sheet1.L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11" office:value-type="string" calcext:value-type="string">
            <text:p>Capacité (h/semaine) :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11" office:value-type="string" calcext:value-type="string">
            <text:p>Unité Jh (heures) :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 calcext:value-type="string">
            <text:p>2-9</text:p>
          </table:table-cell>
          <table:table-cell table:style-name="Default" office:value-type="string" calcext:value-type="string">
            <text:p>16-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Temps de réalisation</text:p>
          </table:table-cell>
          <table:table-cell table:style-name="ce12" office:value-type="string" calcext:value-type="string">
            <text:p>Charge estimée</text:p>
          </table:table-cell>
          <table:table-cell table:number-columns-repeated="10"/>
        </table:table-row>
        <table:table-row table:style-name="ro1">
          <table:table-cell table:number-columns-repeated="2" table:style-name="ce2" office:value-type="string" calcext:value-type="string">
            <text:p>En h</text:p>
          </table:table-cell>
          <table:table-cell table:number-columns-repeated="3"/>
          <table:table-cell office:value-type="string" calcext:value-type="string">
            <text:p>sema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harge estimé</text:p>
          </table:table-cell>
          <table:table-cell table:formula="of:=SUM([Sheet1.B12:.B14])+SUM([Sheet1.A15:.A17])/2+[Sheet1.A18]/3+[Sheet1.A19]/5" office:value-type="float" office:value="33.9" calcext:value-type="float">
            <text:p>33.9</text:p>
          </table:table-cell>
          <table:table-cell table:formula="of:=SUM([.B15:.B17])/2+[.B18]/3+[.B19]/5+SUM([.B20:.B26])+SUM([.B27:.B29])/2+[.B30]/5" office:value-type="float" office:value="50.2333333333333" calcext:value-type="float">
            <text:p>50.2333333333</text:p>
          </table:table-cell>
          <table:table-cell table:formula="of:=[Sheet1.B18]/3+[Sheet1.B19]/5+SUM([Sheet1.B27:.B29])/2+[Sheet1.B30]/5+SUM([Sheet1.B31:.B33])+SUM([Sheet1.B34:.B35])/3+[Sheet1.B36]/4" office:value-type="float" office:value="35.525" calcext:value-type="float">
            <text:p>35.525</text:p>
          </table:table-cell>
          <table:table-cell table:formula="of:=[Sheet1.B19]/5+[Sheet1.B30]/5+SUM([Sheet1.B34:.B35])/3+[Sheet1.B36]/4+SUM([Sheet1.B37:.B43])" office:value-type="float" office:value="27.1916666666667" calcext:value-type="float">
            <text:p>27.1916666667</text:p>
          </table:table-cell>
          <table:table-cell table:formula="of:=[Sheet1.B19]/5+[Sheet1.B30]/5+SUM([Sheet1.B34:.B35])/3+[Sheet1.B36]/4+SUM([Sheet1.B44:.B45])" office:value-type="float" office:value="16.1916666666667" calcext:value-type="float">
            <text:p>16.1916666667</text:p>
          </table:table-cell>
          <table:table-cell table:style-name="ce13" table:formula="of:=[Sheet1.B30]/5+[Sheet1.B36]/4+SUM([Sheet1.B46:.B49])/4" office:value-type="float" office:value="3.725" calcext:value-type="float">
            <text:p>3.7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harge effectué</text:p>
          </table:table-cell>
          <table:table-cell table:formula="of:=SUM([Sheet1.A12:.A14])+SUM([Sheet1.A15:.A17])/2+[Sheet1.A18]/3+[Sheet1.A19]/5" office:value-type="float" office:value="37.9" calcext:value-type="float">
            <text:p>37.9</text:p>
          </table:table-cell>
          <table:table-cell table:formula="of:=SUM([.A15:.A17])/2+[.A18]/3+[.A19]/5+SUM([.A20:.A26])+SUM([.A27:.A29])/2+[.A30]/5" office:value-type="float" office:value="63.1" calcext:value-type="float">
            <text:p>63.1</text:p>
          </table:table-cell>
          <table:table-cell table:formula="of:=[Sheet1.A18]/3+[Sheet1.A19]/5+SUM([Sheet1.A27:.A29])/2+[Sheet1.A30]/5+SUM([Sheet1.A31:.A33])+SUM([Sheet1.A34:.A35])/3+[Sheet1.A36]/4" office:value-type="float" office:value="41.8916666666667" calcext:value-type="float">
            <text:p>41.8916666667</text:p>
          </table:table-cell>
          <table:table-cell table:formula="of:=[Sheet1.A19]/5+[Sheet1.A30]/5+SUM([Sheet1.A34:.A35])/3+[Sheet1.A36]/4+SUM([Sheet1.A37:.A43])" office:value-type="float" office:value="27.3916666666667" calcext:value-type="float">
            <text:p>27.3916666667</text:p>
          </table:table-cell>
          <table:table-cell table:formula="of:=[Sheet1.A19]/5+[Sheet1.A30]/5+SUM([Sheet1.A34:.A35])/3+[Sheet1.A36]/4+SUM([Sheet1.A44:.A45])" office:value-type="float" office:value="17.3916666666667" calcext:value-type="float">
            <text:p>17.3916666667</text:p>
          </table:table-cell>
          <table:table-cell table:formula="of:=[Sheet1.A30]/5+[Sheet1.A36]/4+SUM([Sheet1.A46:.A49])/4" office:value-type="float" office:value="3.95" calcext:value-type="float">
            <text:p>3.95</text:p>
          </table:table-cell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ma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ge estimé</text:p>
          </table:table-cell>
          <table:table-cell table:formula="of:=SUM([.G12:.$L$12])" office:value-type="float" office:value="166.766666666667" calcext:value-type="float">
            <text:p>166.7666666667</text:p>
          </table:table-cell>
          <table:table-cell table:formula="of:=SUM([.H12:.$L$12])" office:value-type="float" office:value="132.866666666667" calcext:value-type="float">
            <text:p>132.8666666667</text:p>
          </table:table-cell>
          <table:table-cell table:formula="of:=SUM([.I12:.$L$12])" office:value-type="float" office:value="82.6333333333333" calcext:value-type="float">
            <text:p>82.6333333333</text:p>
          </table:table-cell>
          <table:table-cell table:formula="of:=SUM([.J12:.$L$12])" office:value-type="float" office:value="47.1083333333333" calcext:value-type="float">
            <text:p>47.1083333333</text:p>
          </table:table-cell>
          <table:table-cell table:formula="of:=SUM([.K12:.$L$12])" office:value-type="float" office:value="19.9166666666667" calcext:value-type="float">
            <text:p>19.9166666667</text:p>
          </table:table-cell>
          <table:table-cell table:formula="of:=SUM([.L12:.$L$12])" office:value-type="float" office:value="3.725" calcext:value-type="float">
            <text:p>3.725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ge effectué</text:p>
          </table:table-cell>
          <table:table-cell table:formula="of:=SUM([.G13:.$L$13])" office:value-type="float" office:value="191.625" calcext:value-type="float">
            <text:p>191.625</text:p>
          </table:table-cell>
          <table:table-cell table:formula="of:=SUM([.H13:.$L$13])" office:value-type="float" office:value="153.725" calcext:value-type="float">
            <text:p>153.725</text:p>
          </table:table-cell>
          <table:table-cell table:formula="of:=SUM([.I13:.$L$13])" office:value-type="float" office:value="90.625" calcext:value-type="float">
            <text:p>90.625</text:p>
          </table:table-cell>
          <table:table-cell table:formula="of:=SUM([.J13:.$L$13])" office:value-type="float" office:value="48.7333333333333" calcext:value-type="float">
            <text:p>48.7333333333</text:p>
          </table:table-cell>
          <table:table-cell table:formula="of:=SUM([.K13:.$L$13])" office:value-type="float" office:value="21.3416666666667" calcext:value-type="float">
            <text:p>21.3416666667</text:p>
          </table:table-cell>
          <table:table-cell table:formula="of:=SUM([.L13:.$L$13])"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 table:style-name="ce9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0" table:formula="of:=SUM([Sheet1.A45:.A49])" office:value-type="float" office:value="15.5" calcext:value-type="float">
            <text:p>15.5</text:p>
          </table:table-cell>
          <table:table-cell table:style-name="ce10" table:formula="of:=SUM([Sheet1.B45:.B49])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0" table:formula="of:=SUM([Sheet1.A46:.A49])" office:value-type="float" office:value="10.5" calcext:value-type="float">
            <text:p>10.5</text:p>
          </table:table-cell>
          <table:table-cell table:style-name="ce10" table:formula="of:=SUM([Sheet1.B46:.B49])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0" table:formula="of:=SUM([Sheet1.A44:.A53])" office:value-type="float" office:value="46.5" calcext:value-type="float">
            <text:p>46.5</text:p>
          </table:table-cell>
          <table:table-cell table:style-name="ce10" table:formula="of:=SUM([Sheet1.B44:.B53])"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0" table:formula="of:=SUM([Sheet1.A47:.A55])" office:value-type="float" office:value="81" calcext:value-type="float">
            <text:p>81</text:p>
          </table:table-cell>
          <table:table-cell table:style-name="ce10" table:formula="of:=SUM([Sheet1.B47:.B55])"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0" table:formula="of:=SUM([Sheet1.A50:.A57])" office:value-type="float" office:value="153.5" calcext:value-type="float">
            <text:p>153.5</text:p>
          </table:table-cell>
          <table:table-cell table:style-name="ce10" table:formula="of:=SUM([Sheet1.B50:.B57])" office:value-type="float" office:value="127" calcext:value-type="float">
            <text:p>127</text:p>
          </table:table-cell>
          <table:table-cell table:number-columns-repeated="10"/>
        </table:table-row>
      </table:table>
      <table:table table:name="Sheet2" table:style-name="ta1">
        <table:shapes>
          <draw:frame draw:z-index="0" draw:name="hi" draw:style-name="gr1" draw:text-style-name="P1" svg:width="453.46pt" svg:height="255.26pt" svg:x="318.67pt" svg:y="264.9pt">
            <loext:p draw:notify-on-update-of-ranges="Sheet2.F14:Sheet2.F14 Sheet2.G14:Sheet2.L14 Sheet2.F15:Sheet2.F15 Sheet2.G15:Sheet2.L15 Sheet2.F16:Sheet2.F16 Sheet2.G16:Sheet2.L16"/>
            <draw:object xlink:href="./Object 1" xlink:type="simple" xlink:show="embed" xlink:actuate="onLoad"/>
            <draw:image xlink:href="./ObjectReplacements/Object 1" xlink:type="simple" xlink:show="embed" xlink:actuate="onLoad"/>
            <svg:title>Hi</svg:title>
          </draw:frame>
          <draw:frame draw:z-index="1" draw:style-name="gr1" draw:text-style-name="P1" svg:width="453.43pt" svg:height="255.23pt" svg:x="785.74pt" svg:y="257.13pt">
            <loext:p draw:notify-on-update-of-ranges="Sheet2.F18:Sheet2.F18 Sheet2.G18:Sheet2.L18 Sheet2.F19:Sheet2.F19 Sheet2.G19:Sheet2.L19 Sheet2.F20:Sheet2.F20 Sheet2.G20:Sheet2.L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/>
          <table:table-cell table:style-name="ce11" office:value-type="string" calcext:value-type="string">
            <text:p>Capacité (h/semaine) :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11" office:value-type="string" calcext:value-type="string">
            <text:p>Unité Jh (heures) :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office:value-type="string" calcext:value-type="string">
            <text:p>1-8</text:p>
          </table:table-cell>
          <table:table-cell table:style-name="Default" office:value-type="string" calcext:value-type="string">
            <text:p>8-15</text:p>
          </table:table-cell>
          <table:table-cell office:value-type="string" calcext:value-type="string">
            <text:p>15-22</text:p>
          </table:table-cell>
          <table:table-cell office:value-type="string" calcext:value-type="string">
            <text:p>22-29</text:p>
          </table:table-cell>
          <table:table-cell office:value-type="string" calcext:value-type="string">
            <text:p>29-5</text:p>
          </table:table-cell>
          <table:table-cell office:value-type="string" calcext:value-type="string">
            <text:p>5-1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 table:style-name="ce2" office:value-type="string" calcext:value-type="string">
            <text:p>En h</text:p>
          </table:table-cell>
          <table:table-cell table:number-columns-repeated="10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ema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ge estimé</text:p>
          </table:table-cell>
          <table:table-cell table:formula="of:=[Sheet2.B14]+SUM([Sheet2.B15:.B17])/2" office:value-type="float" office:value="10" calcext:value-type="float">
            <text:p>10</text:p>
          </table:table-cell>
          <table:table-cell table:formula="of:=SUM([Sheet2.B18:.B24])+[Sheet2.B25]/2" office:value-type="float" office:value="15.5" calcext:value-type="float">
            <text:p>15.5</text:p>
          </table:table-cell>
          <table:table-cell table:formula="of:=[Sheet2.B25]/2+SUM([Sheet2.B26:.B29])+[Sheet2.B30]/2" office:value-type="float" office:value="12.1" calcext:value-type="float">
            <text:p>12.1</text:p>
          </table:table-cell>
          <table:table-cell table:formula="of:=[Sheet2.B30]/2+SUM([Sheet2.B31:.B33])" office:value-type="float" office:value="4.7" calcext:value-type="float">
            <text:p>4.7</text:p>
          </table:table-cell>
          <table:table-cell table:formula="of:=SUM([Sheet2.B34:.B41])" office:value-type="float" office:value="11" calcext:value-type="float">
            <text:p>11</text:p>
          </table:table-cell>
          <table:table-cell table:formula="of:=SUM([Sheet2.B42:.B45]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rge effectué</text:p>
          </table:table-cell>
          <table:table-cell table:formula="of:=[Sheet2.A14]+[Sheet2.A15]/2+[Sheet2.A16]/2+[Sheet2.A17]/2" office:value-type="float" office:value="15" calcext:value-type="float">
            <text:p>15</text:p>
          </table:table-cell>
          <table:table-cell table:formula="of:=SUM([Sheet2.A15:.A17])/2+SUM([Sheet2.A18:.A24])+[Sheet2.A25]/2" office:value-type="float" office:value="29.1" calcext:value-type="float">
            <text:p>29.1</text:p>
          </table:table-cell>
          <table:table-cell table:formula="of:=[Sheet2.A25]/2+SUM([Sheet2.A26:.A29])+[Sheet2.A30]/2" office:value-type="float" office:value="14.6" calcext:value-type="float">
            <text:p>14.6</text:p>
          </table:table-cell>
          <table:table-cell table:formula="of:=[Sheet2.A30]/2+SUM([Sheet2.A31:.A33])" office:value-type="float" office:value="6.5" calcext:value-type="float">
            <text:p>6.5</text:p>
          </table:table-cell>
          <table:table-cell table:formula="of:=SUM([Sheet2.A34:.A41])" office:value-type="float" office:value="15" calcext:value-type="float">
            <text:p>15</text:p>
          </table:table-cell>
          <table:table-cell table:formula="of:=SUM([Sheet2.A42:.A45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emai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Charge estimé</text:p>
          </table:table-cell>
          <table:table-cell table:formula="of:=SUM([Sheet2.G15:.$L$15])" office:value-type="float" office:value="57.8" calcext:value-type="float">
            <text:p>57.8</text:p>
          </table:table-cell>
          <table:table-cell table:formula="of:=SUM([Sheet2.H15:.$L$15])" office:value-type="float" office:value="47.8" calcext:value-type="float">
            <text:p>47.8</text:p>
          </table:table-cell>
          <table:table-cell table:formula="of:=SUM([Sheet2.I15:.$L$15])" office:value-type="float" office:value="32.3" calcext:value-type="float">
            <text:p>32.3</text:p>
          </table:table-cell>
          <table:table-cell table:formula="of:=SUM([Sheet2.J15:.$L$15])" office:value-type="float" office:value="20.2" calcext:value-type="float">
            <text:p>20.2</text:p>
          </table:table-cell>
          <table:table-cell table:formula="of:=SUM([Sheet2.K15:.$L$15])" office:value-type="float" office:value="15.5" calcext:value-type="float">
            <text:p>15.5</text:p>
          </table:table-cell>
          <table:table-cell table:formula="of:=SUM([Sheet2.L15:.$L$15])" office:value-type="float" office:value="4.5" calcext:value-type="float">
            <text:p>4.5</text:p>
          </table:table-cell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harge effectué</text:p>
          </table:table-cell>
          <table:table-cell table:formula="of:=SUM([Sheet2.G$16:.$L16])" office:value-type="float" office:value="82.5" calcext:value-type="float">
            <text:p>82.5</text:p>
          </table:table-cell>
          <table:table-cell table:formula="of:=SUM([Sheet2.H$16:.$L16])" office:value-type="float" office:value="67.5" calcext:value-type="float">
            <text:p>67.5</text:p>
          </table:table-cell>
          <table:table-cell table:formula="of:=SUM([Sheet2.I$16:.$L16])" office:value-type="float" office:value="38.4" calcext:value-type="float">
            <text:p>38.4</text:p>
          </table:table-cell>
          <table:table-cell table:formula="of:=SUM([Sheet2.J$16:.$L16])" office:value-type="float" office:value="23.8" calcext:value-type="float">
            <text:p>23.8</text:p>
          </table:table-cell>
          <table:table-cell table:formula="of:=SUM([Sheet2.K$16:.$L16])" office:value-type="float" office:value="17.3" calcext:value-type="float">
            <text:p>17.3</text:p>
          </table:table-cell>
          <table:table-cell table:formula="of:=SUM([Sheet2.L$16:.$L16])" office:value-type="float" office:value="2.3" calcext:value-type="float">
            <text:p>2.3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</table:table-row>
      </table:table>
      <table:table table:name="Sheet3" table:style-name="ta1">
        <table:shapes>
          <draw:frame draw:z-index="0" draw:style-name="gr1" draw:text-style-name="P1" svg:width="453.51pt" svg:height="255.09pt" svg:x="485.94pt" svg:y="180.57pt">
            <loext:p draw:notify-on-update-of-ranges="Sheet3.I4:Sheet3.I4 Sheet3.J4:Sheet3.P4 Sheet3.I5:Sheet3.I5 Sheet3.J5:Sheet3.P5 Sheet3.I6:Sheet3.I6 Sheet3.J6:Sheet3.P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959.36pt" svg:y="182.75pt">
            <loext:p draw:notify-on-update-of-ranges="Sheet3.I8:Sheet3.I8 Sheet3.J8:Sheet3.P8 Sheet3.I9:Sheet3.I9 Sheet3.J9:Sheet3.P9 Sheet3.I10:Sheet3.I10 Sheet3.J10:Sheet3.P1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ce14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date" office:date-value="2017-04-02" calcext:value-type="date">
            <text:p>04/02/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9-16</text:p>
          </table:table-cell>
          <table:table-cell office:value-type="string" calcext:value-type="string">
            <text:p>16-23</text:p>
          </table:table-cell>
          <table:table-cell office:value-type="string" calcext:value-type="string">
            <text:p>23-30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8-15</text:p>
          </table:table-cell>
          <table:table-cell office:value-type="string" calcext:value-type="string">
            <text:p>15-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4-03" calcext:value-type="date">
            <text:p>04/03/17</text:p>
          </table:table-cell>
          <table:table-cell office:value-type="date" office:date-value="2017-04-10" calcext:value-type="date">
            <text:p>04/10/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7-04-10" calcext:value-type="date">
            <text:p>04/10/17</text:p>
          </table:table-cell>
          <table:table-cell office:value-type="date" office:date-value="2017-04-11" calcext:value-type="date">
            <text:p>04/11/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5" office:value-type="date" office:date-value="2017-04-12" calcext:value-type="date">
            <text:p>04/12/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emai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5" office:value-type="date" office:date-value="2017-04-12" calcext:value-type="date">
            <text:p>04/12/1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harge estimé</text:p>
          </table:table-cell>
          <table:table-cell table:formula="of:=[.C1]+[.C2]/2" office:value-type="float" office:value="8" calcext:value-type="float">
            <text:p>8</text:p>
          </table:table-cell>
          <table:table-cell table:style-name="ce19" table:formula="of:=[.C2]/2+SUM([.C3:.C5])+[.C6]/3+SUM([.C7:.C8])/3" office:value-type="float" office:value="17.6666666666667" calcext:value-type="float">
            <text:p>17.6666666667</text:p>
          </table:table-cell>
          <table:table-cell table:style-name="ce13" table:formula="of:=[.C6]/3+SUM([.C7:.C8])/3+SUM([.C9:.C11])" office:value-type="float" office:value="16.1666666666667" calcext:value-type="float">
            <text:p>16.1666666667</text:p>
          </table:table-cell>
          <table:table-cell table:formula="of:=[.C6]/3+SUM([.C12:.C18])+[.C19]/3" office:value-type="float" office:value="36.6666666666667" calcext:value-type="float">
            <text:p>36.6666666667</text:p>
          </table:table-cell>
          <table:table-cell table:formula="of:=[.C19]/3+[.C20]+SUM([.C21:.C22])/2" office:value-type="float" office:value="7.66666666666667" calcext:value-type="float">
            <text:p>7.6666666667</text:p>
          </table:table-cell>
          <table:table-cell table:formula="of:=[.C19]/3+SUM([.C21:.C22])/2+[.C23]+SUM([.C24:.C25])/2+SUM([.C26:.C31])+SUM([.C32:.C33])/2" office:value-type="float" office:value="36.1666666666667" calcext:value-type="float">
            <text:p>36.1666666667</text:p>
          </table:table-cell>
          <table:table-cell table:formula="of:=SUM([.C24:.C25])/2+SUM([.C32:.C33])/2+SUM([.C34:.C41])"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2" table:style-name="ce4" office:value-type="float" office:value="12" calcext:value-type="float">
            <text:p>12</text:p>
          </table:table-cell>
          <table:table-cell table:style-name="ce16" office:value-type="date" office:date-value="2017-04-12" calcext:value-type="date">
            <text:p>04/12/17</text:p>
          </table:table-cell>
          <table:table-cell table:style-name="ce16" office:value-type="date" office:date-value="2017-04-26" calcext:value-type="date">
            <text:p>04/26/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ge effectué</text:p>
          </table:table-cell>
          <table:table-cell table:formula="of:=[.B1]+[.B2]/2" office:value-type="float" office:value="7.5" calcext:value-type="float">
            <text:p>7.5</text:p>
          </table:table-cell>
          <table:table-cell table:formula="of:=[.B2]/2+SUM([.B3:.B5])+[.B6]/3+SUM([.B7:.B8])/3" office:value-type="float" office:value="27" calcext:value-type="float">
            <text:p>27</text:p>
          </table:table-cell>
          <table:table-cell table:formula="of:=[.B6]/3+SUM([.B7:.B8])/3+SUM([.B9:.B11])" office:value-type="float" office:value="41.5" calcext:value-type="float">
            <text:p>41.5</text:p>
          </table:table-cell>
          <table:table-cell table:formula="of:=[.B6]/3+SUM([.B12:.B18])+[.B19]/3" office:value-type="float" office:value="32" calcext:value-type="float">
            <text:p>32</text:p>
          </table:table-cell>
          <table:table-cell table:formula="of:=[.B19]/3+[.B20]+SUM([.B21:.B22])/2" office:value-type="float" office:value="7" calcext:value-type="float">
            <text:p>7</text:p>
          </table:table-cell>
          <table:table-cell table:formula="of:=[.B19]/3+SUM([.B21:.B22])/2+[.B23]+SUM([.B24:.B25])/2+SUM([.B26:.B31])+SUM([.B32:.B33])/2" office:value-type="float" office:value="39.6" calcext:value-type="float">
            <text:p>39.6</text:p>
          </table:table-cell>
          <table:table-cell table:formula="of:=SUM([.B24:.B25])/2+SUM([.B32:.B33])/2+SUM([.B34:.B41])" office:value-type="float" office:value="46.5" calcext:value-type="float">
            <text:p>46.5</text:p>
          </table:table-cell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date" office:date-value="2017-04-13" calcext:value-type="date">
            <text:p>04/13/17</text:p>
          </table:table-cell>
          <table:table-cell table:style-name="ce15" office:value-type="date" office:date-value="2017-04-17" calcext:value-type="date">
            <text:p>04/17/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date" office:date-value="2017-04-16" calcext:value-type="date">
            <text:p>04/16/17</text:p>
          </table:table-cell>
          <table:table-cell office:value-type="date" office:date-value="2017-04-20" calcext:value-type="date">
            <text:p>04/20/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mai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7-04-17" calcext:value-type="date">
            <text:p>04/17/17</text:p>
          </table:table-cell>
          <table:table-cell office:value-type="date" office:date-value="2017-05-18" calcext:value-type="date">
            <text:p>05/18/1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harge estimé</text:p>
          </table:table-cell>
          <table:table-cell table:formula="of:=SUM([.J5:.$P$5])" office:value-type="float" office:value="155.333333333333" calcext:value-type="float">
            <text:p>155.3333333333</text:p>
          </table:table-cell>
          <table:table-cell table:formula="of:=SUM([.K5:.$P$5])" office:value-type="float" office:value="147.333333333333" calcext:value-type="float">
            <text:p>147.3333333333</text:p>
          </table:table-cell>
          <table:table-cell table:formula="of:=SUM([.L5:.$P$5])" office:value-type="float" office:value="129.666666666667" calcext:value-type="float">
            <text:p>129.6666666667</text:p>
          </table:table-cell>
          <table:table-cell table:formula="of:=SUM([.M5:.$P$5])" office:value-type="float" office:value="113.5" calcext:value-type="float">
            <text:p>113.5</text:p>
          </table:table-cell>
          <table:table-cell table:formula="of:=SUM([.N5:.$P$5])" office:value-type="float" office:value="76.8333333333333" calcext:value-type="float">
            <text:p>76.8333333333</text:p>
          </table:table-cell>
          <table:table-cell table:formula="of:=SUM([.O5:.$P$5])" office:value-type="float" office:value="69.1666666666667" calcext:value-type="float">
            <text:p>69.1666666667</text:p>
          </table:table-cell>
          <table:table-cell table:formula="of:=SUM([.P5:.$P$5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date" office:date-value="2017-04-18" calcext:value-type="date">
            <text:p>04/18/1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harge effectué</text:p>
          </table:table-cell>
          <table:table-cell table:formula="of:=SUM([.J6:.$P$6])" office:value-type="float" office:value="201.1" calcext:value-type="float">
            <text:p>201.1</text:p>
          </table:table-cell>
          <table:table-cell table:formula="of:=SUM([.K6:.$P$6])" office:value-type="float" office:value="193.6" calcext:value-type="float">
            <text:p>193.6</text:p>
          </table:table-cell>
          <table:table-cell table:formula="of:=SUM([.L6:.$P$6])" office:value-type="float" office:value="166.6" calcext:value-type="float">
            <text:p>166.6</text:p>
          </table:table-cell>
          <table:table-cell table:formula="of:=SUM([.M6:.$P$6])" office:value-type="float" office:value="125.1" calcext:value-type="float">
            <text:p>125.1</text:p>
          </table:table-cell>
          <table:table-cell table:formula="of:=SUM([.N6:.$P$6])" office:value-type="float" office:value="93.1" calcext:value-type="float">
            <text:p>93.1</text:p>
          </table:table-cell>
          <table:table-cell table:formula="of:=SUM([.O6:.$P$6])" office:value-type="float" office:value="86.1" calcext:value-type="float">
            <text:p>86.1</text:p>
          </table:table-cell>
          <table:table-cell table:formula="of:=SUM([.P6:.$P$6])" office:value-type="float" office:value="46.5" calcext:value-type="float">
            <text:p>46.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7-04-20" calcext:value-type="date">
            <text:p>04/20/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date" office:date-value="2017-04-24" calcext:value-type="date">
            <text:p>04/24/17</text:p>
          </table:table-cell>
          <table:table-cell table:style-name="ce15" office:value-type="date" office:date-value="2017-04-25" calcext:value-type="date">
            <text:p>04/25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date" office:date-value="2017-04-24" calcext:value-type="date">
            <text:p>04/24/17</text:p>
          </table:table-cell>
          <table:table-cell office:value-type="date" office:date-value="2017-04-26" calcext:value-type="date">
            <text:p>04/26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17-04-25" calcext:value-type="date">
            <text:p>04/25/17</text:p>
          </table:table-cell>
          <table:table-cell office:value-type="date" office:date-value="2017-04-27" calcext:value-type="date">
            <text:p>04/27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15" office:value-type="date" office:date-value="2017-04-27" calcext:value-type="date">
            <text:p>04/27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5" office:value-type="date" office:date-value="2017-04-27" calcext:value-type="date">
            <text:p>04/27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17" office:value-type="date" office:date-value="2017-04-27" calcext:value-type="date">
            <text:p>04/27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17-04-27" calcext:value-type="date">
            <text:p>04/27/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date" office:date-value="2017-04-30" calcext:value-type="date">
            <text:p>04/30/17</text:p>
          </table:table-cell>
          <table:table-cell table:style-name="ce15" office:value-type="date" office:date-value="2017-05-13" calcext:value-type="date">
            <text:p>05/13/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date" office:date-value="2017-05-01" calcext:value-type="date">
            <text:p>05/01/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17" office:value-type="date" office:date-value="2017-05-03" calcext:value-type="date">
            <text:p>05/03/17</text:p>
          </table:table-cell>
          <table:table-cell table:style-name="ce17" office:value-type="date" office:date-value="2017-05-10" calcext:value-type="date">
            <text:p>05/10/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date" office:date-value="2017-05-05" calcext:value-type="date">
            <text:p>05/05/17</text:p>
          </table:table-cell>
          <table:table-cell office:value-type="date" office:date-value="2017-05-12" calcext:value-type="date">
            <text:p>05/12/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7" office:value-type="date" office:date-value="2017-05-13" calcext:value-type="date">
            <text:p>05/13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date" office:date-value="2017-05-13" calcext:value-type="date">
            <text:p>05/13/17</text:p>
          </table:table-cell>
          <table:table-cell office:value-type="date" office:date-value="2017-05-17" calcext:value-type="date">
            <text:p>05/17/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date" office:date-value="2017-05-13" calcext:value-type="date">
            <text:p>05/13/17</text:p>
          </table:table-cell>
          <table:table-cell office:value-type="date" office:date-value="2017-05-17" calcext:value-type="date">
            <text:p>05/17/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12" calcext:value-type="float">
            <text:p>12</text:p>
          </table:table-cell>
          <table:table-cell table:style-name="ce18" office:value-type="date" office:date-value="2017-05-14" calcext:value-type="date">
            <text:p>05/14/17</text:p>
          </table:table-cell>
          <table:table-cell table:style-name="ce15" office:value-type="date" office:date-value="2017-05-14" calcext:value-type="date">
            <text:p>05/14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date" office:date-value="2017-05-14" calcext:value-type="date">
            <text:p>05/14/17</text:p>
          </table:table-cell>
          <table:table-cell office:value-type="date" office:date-value="2017-05-15" calcext:value-type="date">
            <text:p>05/15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date" office:date-value="2017-05-14" calcext:value-type="date">
            <text:p>05/14/17</text:p>
          </table:table-cell>
          <table:table-cell office:value-type="date" office:date-value="2017-05-15" calcext:value-type="date">
            <text:p>05/15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5" office:value-type="date" office:date-value="2017-05-15" calcext:value-type="date">
            <text:p>05/15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7" office:value-type="date" office:date-value="2017-05-15" calcext:value-type="date">
            <text:p>05/15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date" office:date-value="2017-05-15" calcext:value-type="date">
            <text:p>05/15/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7" office:value-type="date" office:date-value="2017-05-15" calcext:value-type="date">
            <text:p>05/15/17</text:p>
          </table:table-cell>
          <table:table-cell table:style-name="ce17" office:value-type="date" office:date-value="2017-05-16" calcext:value-type="date">
            <text:p>05/16/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date" office:date-value="2017-05-15" calcext:value-type="date">
            <text:p>05/15/17</text:p>
          </table:table-cell>
          <table:table-cell table:style-name="ce15" office:value-type="date" office:date-value="2017-05-16" calcext:value-type="date">
            <text:p>05/16/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17" office:value-type="date" office:date-value="2017-05-16" calcext:value-type="date">
            <text:p>05/16/17</text:p>
          </table:table-cell>
          <table:table-cell table:style-name="ce17" office:value-type="date" office:date-value="2017-05-17" calcext:value-type="date">
            <text:p>05/17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date" office:date-value="2017-05-16" calcext:value-type="date">
            <text:p>05/16/17</text:p>
          </table:table-cell>
          <table:table-cell office:value-type="date" office:date-value="2017-05-17" calcext:value-type="date">
            <text:p>05/17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date" office:date-value="2017-05-16" calcext:value-type="date">
            <text:p>05/16/17</text:p>
          </table:table-cell>
          <table:table-cell office:value-type="date" office:date-value="2017-05-17" calcext:value-type="date">
            <text:p>05/17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5" office:value-type="date" office:date-value="2017-05-17" calcext:value-type="date">
            <text:p>05/17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5" office:value-type="date" office:date-value="2017-05-17" calcext:value-type="date">
            <text:p>05/17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7-05-17" calcext:value-type="date">
            <text:p>05/17/17</text:p>
          </table:table-cell>
          <table:table-cell office:value-type="date" office:date-value="2017-05-18" calcext:value-type="date">
            <text:p>05/18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date" office:date-value="2017-05-17" calcext:value-type="date">
            <text:p>05/17/17</text:p>
          </table:table-cell>
          <table:table-cell office:value-type="date" office:date-value="2017-05-19" calcext:value-type="date">
            <text:p>05/19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15" office:value-type="date" office:date-value="2017-05-18" calcext:value-type="date">
            <text:p>05/18/1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453.51pt" svg:height="255.09pt" svg:x="450.82pt" svg:y="156.44pt">
            <loext:p draw:notify-on-update-of-ranges="Sheet4.C5:Sheet4.C5 Sheet4.D5:Sheet4.V5 Sheet4.C6:Sheet4.C6 Sheet4.D6:Sheet4.V6 Sheet4.C7:Sheet4.C7 Sheet4.D7:Sheet4.V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912.13pt" svg:y="156.22pt">
            <loext:p draw:notify-on-update-of-ranges="Sheet4.C9:Sheet4.C9 Sheet4.D9:Sheet4.V9 Sheet4.C10:Sheet4.C10 Sheet4.D10:Sheet4.V10 Sheet4.C11:Sheet4.C11 Sheet4.D11:Sheet4.V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emai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ge estimé</text:p>
          </table:table-cell>
          <table:table-cell office:value-type="float" office:value="33.9" calcext:value-type="float">
            <text:p>33.9</text:p>
          </table:table-cell>
          <table:table-cell office:value-type="float" office:value="50.2333333333333" calcext:value-type="float">
            <text:p>50.2333333333</text:p>
          </table:table-cell>
          <table:table-cell office:value-type="float" office:value="35.525" calcext:value-type="float">
            <text:p>35.525</text:p>
          </table:table-cell>
          <table:table-cell office:value-type="float" office:value="27.1916666666667" calcext:value-type="float">
            <text:p>27.1916666667</text:p>
          </table:table-cell>
          <table:table-cell office:value-type="float" office:value="16.1916666666667" calcext:value-type="float">
            <text:p>16.1916666667</text:p>
          </table:table-cell>
          <table:table-cell table:style-name="ce13" office:value-type="float" office:value="3.725" calcext:value-type="float">
            <text:p>3.725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12.1" calcext:value-type="float">
            <text:p>12.1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7.6666666666667" calcext:value-type="float">
            <text:p>17.6666666667</text:p>
          </table:table-cell>
          <table:table-cell table:style-name="ce13" office:value-type="float" office:value="16.1666666666667" calcext:value-type="float">
            <text:p>16.1666666667</text:p>
          </table:table-cell>
          <table:table-cell office:value-type="float" office:value="36.6666666666667" calcext:value-type="float">
            <text:p>36.6666666667</text:p>
          </table:table-cell>
          <table:table-cell office:value-type="float" office:value="7.66666666666667" calcext:value-type="float">
            <text:p>7.6666666667</text:p>
          </table:table-cell>
          <table:table-cell office:value-type="float" office:value="36.1666666666667" calcext:value-type="float">
            <text:p>36.16666666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ge effectué</text:p>
          </table:table-cell>
          <table:table-cell office:value-type="float" office:value="37.9" calcext:value-type="float">
            <text:p>37.9</text:p>
          </table:table-cell>
          <table:table-cell office:value-type="float" office:value="63.1" calcext:value-type="float">
            <text:p>63.1</text:p>
          </table:table-cell>
          <table:table-cell office:value-type="float" office:value="41.8916666666667" calcext:value-type="float">
            <text:p>41.8916666667</text:p>
          </table:table-cell>
          <table:table-cell office:value-type="float" office:value="27.3916666666667" calcext:value-type="float">
            <text:p>27.3916666667</text:p>
          </table:table-cell>
          <table:table-cell office:value-type="float" office:value="17.3916666666667" calcext:value-type="float">
            <text:p>17.3916666667</text:p>
          </table:table-cell>
          <table:table-cell office:value-type="float" office:value="3.95" calcext:value-type="float">
            <text:p>3.95</text:p>
          </table:table-cell>
          <table:table-cell office:value-type="float" office:value="15" calcext:value-type="float">
            <text:p>15</text:p>
          </table:table-cell>
          <table:table-cell office:value-type="float" office:value="29.1" calcext:value-type="float">
            <text:p>29.1</text:p>
          </table:table-cell>
          <table:table-cell office:value-type="float" office:value="14.6" calcext:value-type="float">
            <text:p>14.6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.3</text:p>
          </table:table-cell>
          <table:table-cell office:value-type="float" office:value="7.5" calcext:value-type="float">
            <text:p>7.5</text:p>
          </table:table-cell>
          <table:table-cell office:value-type="float" office:value="27" calcext:value-type="float">
            <text:p>27</text:p>
          </table:table-cell>
          <table:table-cell office:value-type="float" office:value="41.5" calcext:value-type="float">
            <text:p>41.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emai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ge estimé</text:p>
          </table:table-cell>
          <table:table-cell table:formula="of:=SUM([.D6:.$V$6])" office:value-type="float" office:value="379.9" calcext:value-type="float">
            <text:p>379.9</text:p>
          </table:table-cell>
          <table:table-cell table:formula="of:=SUM([.E6:.$V$6])" office:value-type="float" office:value="346" calcext:value-type="float">
            <text:p>346</text:p>
          </table:table-cell>
          <table:table-cell table:formula="of:=SUM([.F6:.$V$6])" office:value-type="float" office:value="295.766666666667" calcext:value-type="float">
            <text:p>295.7666666667</text:p>
          </table:table-cell>
          <table:table-cell table:formula="of:=SUM([.G6:.$V$6])" office:value-type="float" office:value="260.241666666667" calcext:value-type="float">
            <text:p>260.2416666667</text:p>
          </table:table-cell>
          <table:table-cell table:formula="of:=SUM([.H6:.$V$6])" office:value-type="float" office:value="233.05" calcext:value-type="float">
            <text:p>233.05</text:p>
          </table:table-cell>
          <table:table-cell table:formula="of:=SUM([.I6:.$V$6])" office:value-type="float" office:value="216.858333333333" calcext:value-type="float">
            <text:p>216.8583333333</text:p>
          </table:table-cell>
          <table:table-cell table:formula="of:=SUM([.J6:.$V$6])" office:value-type="float" office:value="213.133333333333" calcext:value-type="float">
            <text:p>213.1333333333</text:p>
          </table:table-cell>
          <table:table-cell table:formula="of:=SUM([.K6:.$V$6])" office:value-type="float" office:value="203.133333333333" calcext:value-type="float">
            <text:p>203.1333333333</text:p>
          </table:table-cell>
          <table:table-cell table:formula="of:=SUM([.L6:.$V$6])" office:value-type="float" office:value="187.633333333333" calcext:value-type="float">
            <text:p>187.6333333333</text:p>
          </table:table-cell>
          <table:table-cell table:formula="of:=SUM([.M6:.$V$6])" office:value-type="float" office:value="175.533333333333" calcext:value-type="float">
            <text:p>175.5333333333</text:p>
          </table:table-cell>
          <table:table-cell table:formula="of:=SUM([.N6:.$V$6])" office:value-type="float" office:value="170.833333333333" calcext:value-type="float">
            <text:p>170.8333333333</text:p>
          </table:table-cell>
          <table:table-cell table:formula="of:=SUM([.O6:.$V$6])" office:value-type="float" office:value="159.833333333333" calcext:value-type="float">
            <text:p>159.8333333333</text:p>
          </table:table-cell>
          <table:table-cell table:formula="of:=SUM([.P6:.$V$6])" office:value-type="float" office:value="155.333333333333" calcext:value-type="float">
            <text:p>155.3333333333</text:p>
          </table:table-cell>
          <table:table-cell table:formula="of:=SUM([.Q6:.$V$6])" office:value-type="float" office:value="147.333333333333" calcext:value-type="float">
            <text:p>147.3333333333</text:p>
          </table:table-cell>
          <table:table-cell table:formula="of:=SUM([.R6:.$V$6])" office:value-type="float" office:value="129.666666666667" calcext:value-type="float">
            <text:p>129.6666666667</text:p>
          </table:table-cell>
          <table:table-cell table:formula="of:=SUM([.S6:.$V$6])" office:value-type="float" office:value="113.5" calcext:value-type="float">
            <text:p>113.5</text:p>
          </table:table-cell>
          <table:table-cell table:formula="of:=SUM([.T6:.$V$6])" office:value-type="float" office:value="76.8333333333333" calcext:value-type="float">
            <text:p>76.8333333333</text:p>
          </table:table-cell>
          <table:table-cell table:formula="of:=SUM([.U6:.$V$6])" office:value-type="float" office:value="69.1666666666667" calcext:value-type="float">
            <text:p>69.1666666667</text:p>
          </table:table-cell>
          <table:table-cell table:formula="of:=SUM([.V6:.$V$6])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rge effectué</text:p>
          </table:table-cell>
          <table:table-cell table:formula="of:=SUM([.D7:.$V$7])" office:value-type="float" office:value="475.225" calcext:value-type="float">
            <text:p>475.225</text:p>
          </table:table-cell>
          <table:table-cell table:formula="of:=SUM([.E7:.$V$7])" office:value-type="float" office:value="437.325" calcext:value-type="float">
            <text:p>437.325</text:p>
          </table:table-cell>
          <table:table-cell table:formula="of:=SUM([.F7:.$V$7])" office:value-type="float" office:value="374.225" calcext:value-type="float">
            <text:p>374.225</text:p>
          </table:table-cell>
          <table:table-cell table:formula="of:=SUM([.G7:.$V$7])" office:value-type="float" office:value="332.333333333333" calcext:value-type="float">
            <text:p>332.3333333333</text:p>
          </table:table-cell>
          <table:table-cell table:formula="of:=SUM([.H7:.$V$7])" office:value-type="float" office:value="304.941666666667" calcext:value-type="float">
            <text:p>304.9416666667</text:p>
          </table:table-cell>
          <table:table-cell table:formula="of:=SUM([.I7:.$V$7])" office:value-type="float" office:value="287.55" calcext:value-type="float">
            <text:p>287.55</text:p>
          </table:table-cell>
          <table:table-cell table:formula="of:=SUM([.J7:.$V$7])" office:value-type="float" office:value="283.6" calcext:value-type="float">
            <text:p>283.6</text:p>
          </table:table-cell>
          <table:table-cell table:formula="of:=SUM([.K7:.$V$7])" office:value-type="float" office:value="268.6" calcext:value-type="float">
            <text:p>268.6</text:p>
          </table:table-cell>
          <table:table-cell table:formula="of:=SUM([.L7:.$V$7])" office:value-type="float" office:value="239.5" calcext:value-type="float">
            <text:p>239.5</text:p>
          </table:table-cell>
          <table:table-cell table:formula="of:=SUM([.M7:.$V$7])" office:value-type="float" office:value="224.9" calcext:value-type="float">
            <text:p>224.9</text:p>
          </table:table-cell>
          <table:table-cell table:formula="of:=SUM([.N7:.$V$7])" office:value-type="float" office:value="218.4" calcext:value-type="float">
            <text:p>218.4</text:p>
          </table:table-cell>
          <table:table-cell table:formula="of:=SUM([.O7:.$V$7])" office:value-type="float" office:value="203.4" calcext:value-type="float">
            <text:p>203.4</text:p>
          </table:table-cell>
          <table:table-cell table:formula="of:=SUM([.P7:.$V$7])" office:value-type="float" office:value="201.1" calcext:value-type="float">
            <text:p>201.1</text:p>
          </table:table-cell>
          <table:table-cell table:formula="of:=SUM([.Q7:.$V$7])" office:value-type="float" office:value="193.6" calcext:value-type="float">
            <text:p>193.6</text:p>
          </table:table-cell>
          <table:table-cell table:formula="of:=SUM([.R7:.$V$7])" office:value-type="float" office:value="166.6" calcext:value-type="float">
            <text:p>166.6</text:p>
          </table:table-cell>
          <table:table-cell table:formula="of:=SUM([.S7:.$V$7])" office:value-type="float" office:value="125.1" calcext:value-type="float">
            <text:p>125.1</text:p>
          </table:table-cell>
          <table:table-cell table:formula="of:=SUM([.T7:.$V$7])" office:value-type="float" office:value="93.1" calcext:value-type="float">
            <text:p>93.1</text:p>
          </table:table-cell>
          <table:table-cell table:formula="of:=SUM([.U7:.$V$7])" office:value-type="float" office:value="86.1" calcext:value-type="float">
            <text:p>86.1</text:p>
          </table:table-cell>
          <table:table-cell table:formula="of:=SUM([.V7:.$V$7])" office:value-type="float" office:value="46.5" calcext:value-type="float">
            <text:p>46.5</text:p>
          </table:table-cell>
        </table:table-row>
      </table:table>
      <table:named-expressions/>
      <table:database-ranges>
        <table:database-range table:name="__Anonymous_Sheet_DB__0" table:target-range-address="Sheet1.A12:Sheet1.D58" table:contains-header="false"/>
        <table:database-range table:name="__Anonymous_Sheet_DB__1" table:target-range-address="Sheet2.A14:Sheet2.D45" table:contains-header="false"/>
        <table:database-range table:name="__Anonymous_Sheet_DB__2" table:target-range-address="Sheet3.A1:Sheet3.AMJ1048576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FreeSans2" svg:font-family="FreeSans" style:font-family-generic="roman" style:font-pitch="variable"/>
    <style:font-face style:name="Liberation Sans1" svg:font-family="'Liberation Sans', Arial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2:49:52.405379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0:39:33.283255084</meta:creation-date>
    <dc:date>2017-05-19T14:32:42.110357482</dc:date>
    <meta:editing-duration>PT1H30M50S</meta:editing-duration>
    <meta:editing-cycles>7</meta:editing-cycles>
    <meta:generator>LibreOffice/5.1.6.2$Linux_X86_64 LibreOffice_project/10m0$Build-2</meta:generator>
    <meta:document-statistic meta:table-count="4" meta:cell-count="8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913cm" svg:y="0.316cm" chart:style-name="ch2">
          <text:p>Burn-down de la 2nde itération</text:p>
        </chart:title>
        <chart:legend chart:legend-position="end" svg:x="12.835cm" svg:y="3.955cm" style:legend-expansion="high" chart:style-name="ch3"/>
        <chart:plot-area chart:style-name="ch4" table:cell-range-address="Sheet2.F14:Sheet2.L16" chart:data-source-has-labels="both" svg:x="1.33cm" svg:y="1.275cm" svg:width="11.186cm" svg:height="6.57cm">
          <chartooo:coordinate-region svg:x="1.951cm" svg:y="1.474cm" svg:width="10.565cm" svg:height="5.724cm"/>
          <chart:axis chart:dimension="x" chart:name="primary-x" chart:style-name="ch5" chartooo:axis-type="auto">
            <chartooo:date-scale/>
            <chart:title svg:x="5.706cm" svg:y="8.025cm" chart:style-name="ch6">
              <text:p>Semaine</text:p>
            </chart:title>
            <chart:categories table:cell-range-address="Sheet2.G14:Sheet2.L14"/>
          </chart:axis>
          <chart:axis chart:dimension="y" chart:name="primary-y" chart:style-name="ch7">
            <chart:title svg:x="0.451cm" svg:y="5.927cm" chart:style-name="ch8">
              <text:p>Charge en heures</text:p>
            </chart:title>
            <chart:grid chart:style-name="ch9" chart:class="major"/>
          </chart:axis>
          <chart:series chart:style-name="ch10" chart:values-cell-range-address="Sheet2.G15:Sheet2.L15" chart:label-cell-address="Sheet2.F15:Sheet2.F15" chart:class="chart:bar">
            <chart:data-point chart:repeated="6"/>
          </chart:series>
          <chart:series chart:style-name="ch11" chart:values-cell-range-address="Sheet2.G16:Sheet2.L16" chart:label-cell-address="Sheet2.F16:Sheet2.F1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2.G14:Sheet2.L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2.F15:Sheet2.F15</svg:desc>
                </draw:g>
              </table:table-cell>
              <table:table-cell office:value-type="float" office:value="10">
                <text:p>10</text:p>
                <draw:g>
                  <svg:desc>Sheet2.G15:Sheet2.L15</svg:desc>
                </draw:g>
              </table:table-cell>
              <table:table-cell office:value-type="float" office:value="15.5">
                <text:p>15.5</text:p>
              </table:table-cell>
              <table:table-cell office:value-type="float" office:value="12.1">
                <text:p>12.1</text:p>
              </table:table-cell>
              <table:table-cell office:value-type="float" office:value="4.7">
                <text:p>4.7</text:p>
              </table:table-cell>
              <table:table-cell office:value-type="float" office:value="11">
                <text:p>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arge effectué</text:p>
                <draw:g>
                  <svg:desc>Sheet2.F16:Sheet2.F16</svg:desc>
                </draw:g>
              </table:table-cell>
              <table:table-cell office:value-type="float" office:value="15">
                <text:p>15</text:p>
                <draw:g>
                  <svg:desc>Sheet2.G16:Sheet2.L16</svg:desc>
                </draw:g>
              </table:table-cell>
              <table:table-cell office:value-type="float" office:value="29.1">
                <text:p>29.1</text:p>
              </table:table-cell>
              <table:table-cell office:value-type="float" office:value="14.6">
                <text:p>14.6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area" chart:style-name="ch1">
        <chart:title svg:x="4.912cm" svg:y="0.316cm" chart:style-name="ch2">
          <text:p>Burn-down de la 2nde itération</text:p>
        </chart:title>
        <chart:legend chart:legend-position="end" svg:x="12.834cm" svg:y="3.954cm" style:legend-expansion="high" chart:style-name="ch3"/>
        <chart:plot-area chart:style-name="ch4" table:cell-range-address="Sheet2.F18:Sheet2.L20" chart:data-source-has-labels="both" svg:x="1.33cm" svg:y="1.275cm" svg:width="11.185cm" svg:height="6.569cm">
          <chartooo:coordinate-region svg:x="1.951cm" svg:y="1.474cm" svg:width="10.47cm" svg:height="5.723cm"/>
          <chart:axis chart:dimension="x" chart:name="primary-x" chart:style-name="ch5" chartooo:axis-type="auto">
            <chartooo:date-scale/>
            <chart:title svg:x="6.137cm" svg:y="8.024cm" chart:style-name="ch6">
              <text:p>Semaines</text:p>
            </chart:title>
            <chart:categories table:cell-range-address="Sheet2.G18:Sheet2.L18"/>
          </chart:axis>
          <chart:axis chart:dimension="y" chart:name="primary-y" chart:style-name="ch5">
            <chart:title svg:x="0.451cm" svg:y="5.926cm" chart:style-name="ch7">
              <text:p>Charge en heures</text:p>
            </chart:title>
            <chart:grid chart:style-name="ch8" chart:class="major"/>
          </chart:axis>
          <chart:series chart:style-name="ch9" chart:values-cell-range-address="Sheet2.G19:Sheet2.L19" chart:label-cell-address="Sheet2.F19:Sheet2.F19" chart:class="chart:area">
            <chart:data-point chart:repeated="6"/>
          </chart:series>
          <chart:series chart:style-name="ch10" chart:values-cell-range-address="Sheet2.G20:Sheet2.L20" chart:label-cell-address="Sheet2.F20:Sheet2.F20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2.G18:Sheet2.L1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2.F19:Sheet2.F19</svg:desc>
                </draw:g>
              </table:table-cell>
              <table:table-cell office:value-type="float" office:value="57.8">
                <text:p>57.8</text:p>
                <draw:g>
                  <svg:desc>Sheet2.G19:Sheet2.L19</svg:desc>
                </draw:g>
              </table:table-cell>
              <table:table-cell office:value-type="float" office:value="47.8">
                <text:p>47.8</text:p>
              </table:table-cell>
              <table:table-cell office:value-type="float" office:value="32.3">
                <text:p>32.3</text:p>
              </table:table-cell>
              <table:table-cell office:value-type="float" office:value="20.2">
                <text:p>20.2</text:p>
              </table:table-cell>
              <table:table-cell office:value-type="float" office:value="15.5">
                <text:p>1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harge effectué</text:p>
                <draw:g>
                  <svg:desc>Sheet2.F20:Sheet2.F20</svg:desc>
                </draw:g>
              </table:table-cell>
              <table:table-cell office:value-type="float" office:value="82.5">
                <text:p>82.5</text:p>
                <draw:g>
                  <svg:desc>Sheet2.G20:Sheet2.L20</svg:desc>
                </draw:g>
              </table:table-cell>
              <table:table-cell office:value-type="float" office:value="67.5">
                <text:p>67.5</text:p>
              </table:table-cell>
              <table:table-cell office:value-type="float" office:value="38.4">
                <text:p>38.4</text:p>
              </table:table-cell>
              <table:table-cell office:value-type="float" office:value="23.8">
                <text:p>23.8</text:p>
              </table:table-cell>
              <table:table-cell office:value-type="float" office:value="17.3">
                <text:p>17.3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979cm" svg:y="0.316cm" chart:style-name="ch2">
          <text:p>Burn-Down de la1ere itération</text:p>
        </chart:title>
        <chart:legend chart:legend-position="end" svg:x="12.835cm" svg:y="3.955cm" style:legend-expansion="high" chart:style-name="ch3"/>
        <chart:plot-area chart:style-name="ch4" table:cell-range-address="Sheet1.F11:Sheet1.L13" chart:data-source-has-labels="both" svg:x="1.33cm" svg:y="1.275cm" svg:width="11.186cm" svg:height="6.57cm">
          <chartooo:coordinate-region svg:x="1.951cm" svg:y="1.474cm" svg:width="10.565cm" svg:height="5.724cm"/>
          <chart:axis chart:dimension="x" chart:name="primary-x" chart:style-name="ch5" chartooo:axis-type="auto">
            <chartooo:date-scale/>
            <chart:title svg:x="6.138cm" svg:y="8.025cm" chart:style-name="ch6">
              <text:p>Semaines</text:p>
            </chart:title>
            <chart:categories table:cell-range-address="Sheet1.G11:Sheet1.L11"/>
          </chart:axis>
          <chart:axis chart:dimension="y" chart:name="primary-y" chart:style-name="ch7">
            <chart:title svg:x="0.451cm" svg:y="5.927cm" chart:style-name="ch8">
              <text:p>Charge en heures</text:p>
            </chart:title>
            <chart:grid chart:style-name="ch9" chart:class="major"/>
          </chart:axis>
          <chart:series chart:style-name="ch10" chart:values-cell-range-address="Sheet1.G12:Sheet1.L12" chart:label-cell-address="Sheet1.F12:Sheet1.F12" chart:class="chart:bar">
            <chart:data-point chart:repeated="6"/>
          </chart:series>
          <chart:series chart:style-name="ch11" chart:values-cell-range-address="Sheet1.G13:Sheet1.L13" chart:label-cell-address="Sheet1.F13:Sheet1.F13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G11:Sheet1.L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1.F12:Sheet1.F12</svg:desc>
                </draw:g>
              </table:table-cell>
              <table:table-cell office:value-type="float" office:value="33.9">
                <text:p>33.9</text:p>
                <draw:g>
                  <svg:desc>Sheet1.G12:Sheet1.L12</svg:desc>
                </draw:g>
              </table:table-cell>
              <table:table-cell office:value-type="float" office:value="50.2333333333333">
                <text:p>50.2333333333333</text:p>
              </table:table-cell>
              <table:table-cell office:value-type="float" office:value="35.525">
                <text:p>35.525</text:p>
              </table:table-cell>
              <table:table-cell office:value-type="float" office:value="27.1916666666667">
                <text:p>27.1916666666667</text:p>
              </table:table-cell>
              <table:table-cell office:value-type="float" office:value="16.1916666666667">
                <text:p>16.191666666666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harge effectué</text:p>
                <draw:g>
                  <svg:desc>Sheet1.F13:Sheet1.F13</svg:desc>
                </draw:g>
              </table:table-cell>
              <table:table-cell office:value-type="float" office:value="37.9">
                <text:p>37.9</text:p>
                <draw:g>
                  <svg:desc>Sheet1.G13:Sheet1.L13</svg:desc>
                </draw:g>
              </table:table-cell>
              <table:table-cell office:value-type="float" office:value="63.1">
                <text:p>63.1</text:p>
              </table:table-cell>
              <table:table-cell office:value-type="float" office:value="41.8916666666667">
                <text:p>41.8916666666667</text:p>
              </table:table-cell>
              <table:table-cell office:value-type="float" office:value="27.3916666666667">
                <text:p>27.3916666666667</text:p>
              </table:table-cell>
              <table:table-cell office:value-type="float" office:value="17.3916666666667">
                <text:p>17.3916666666667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area" chart:style-name="ch1">
        <chart:title svg:x="4.913cm" svg:y="0.316cm" chart:style-name="ch2">
          <text:p>Burn-Down de la 1ère itération</text:p>
        </chart:title>
        <chart:legend chart:legend-position="end" svg:x="12.835cm" svg:y="3.954cm" style:legend-expansion="high" chart:style-name="ch3"/>
        <chart:plot-area chart:style-name="ch4" table:cell-range-address="Sheet1.F15:Sheet1.L17" chart:data-source-has-labels="both" svg:x="1.33cm" svg:y="1.275cm" svg:width="11.186cm" svg:height="6.569cm">
          <chartooo:coordinate-region svg:x="2.137cm" svg:y="1.474cm" svg:width="10.285cm" svg:height="5.723cm"/>
          <chart:axis chart:dimension="x" chart:name="primary-x" chart:style-name="ch5" chartooo:axis-type="auto">
            <chartooo:date-scale/>
            <chart:title svg:x="6.138cm" svg:y="8.024cm" chart:style-name="ch6">
              <text:p>Semaines</text:p>
            </chart:title>
            <chart:categories table:cell-range-address="Sheet1.G15:Sheet1.L15"/>
          </chart:axis>
          <chart:axis chart:dimension="y" chart:name="primary-y" chart:style-name="ch5">
            <chart:title svg:x="0.451cm" svg:y="5.926cm" chart:style-name="ch7">
              <text:p>Charge en heures</text:p>
            </chart:title>
            <chart:grid chart:style-name="ch8" chart:class="major"/>
          </chart:axis>
          <chart:series chart:style-name="ch9" chart:values-cell-range-address="Sheet1.G16:Sheet1.L16" chart:label-cell-address="Sheet1.F16:Sheet1.F16" chart:class="chart:area">
            <chart:data-point chart:repeated="6"/>
          </chart:series>
          <chart:series chart:style-name="ch10" chart:values-cell-range-address="Sheet1.G17:Sheet1.L17" chart:label-cell-address="Sheet1.F17:Sheet1.F17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G15:Sheet1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1.F16:Sheet1.F16</svg:desc>
                </draw:g>
              </table:table-cell>
              <table:table-cell office:value-type="float" office:value="166.766666666667">
                <text:p>166.766666666667</text:p>
                <draw:g>
                  <svg:desc>Sheet1.G16:Sheet1.L16</svg:desc>
                </draw:g>
              </table:table-cell>
              <table:table-cell office:value-type="float" office:value="132.866666666667">
                <text:p>132.866666666667</text:p>
              </table:table-cell>
              <table:table-cell office:value-type="float" office:value="82.6333333333333">
                <text:p>82.6333333333333</text:p>
              </table:table-cell>
              <table:table-cell office:value-type="float" office:value="47.1083333333333">
                <text:p>47.1083333333333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Charge effectué</text:p>
                <draw:g>
                  <svg:desc>Sheet1.F17:Sheet1.F17</svg:desc>
                </draw:g>
              </table:table-cell>
              <table:table-cell office:value-type="float" office:value="191.625">
                <text:p>191.625</text:p>
                <draw:g>
                  <svg:desc>Sheet1.G17:Sheet1.L17</svg:desc>
                </draw:g>
              </table:table-cell>
              <table:table-cell office:value-type="float" office:value="153.725">
                <text:p>153.725</text:p>
              </table:table-cell>
              <table:table-cell office:value-type="float" office:value="90.625">
                <text:p>90.625</text:p>
              </table:table-cell>
              <table:table-cell office:value-type="float" office:value="48.7333333333333">
                <text:p>48.7333333333333</text:p>
              </table:table-cell>
              <table:table-cell office:value-type="float" office:value="21.3416666666667">
                <text:p>21.3416666666667</text:p>
              </table:table-cell>
              <table:table-cell office:value-type="float" office:value="3.95">
                <text:p>3.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48cm" svg:y="0.316cm" chart:style-name="ch2">
          <text:p>Burn-down de la 3ème itération</text:p>
        </chart:title>
        <chart:legend chart:legend-position="end" svg:x="12.837cm" svg:y="3.952cm" style:legend-expansion="high" chart:style-name="ch3"/>
        <chart:plot-area chart:style-name="ch4" table:cell-range-address="Sheet3.I4:Sheet3.P6" chart:data-source-has-labels="both" svg:x="1.331cm" svg:y="1.275cm" svg:width="11.186cm" svg:height="6.564cm">
          <chartooo:coordinate-region svg:x="1.952cm" svg:y="1.474cm" svg:width="10.565cm" svg:height="5.718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Sheet3.J4:Sheet3.P4"/>
          </chart:axis>
          <chart:axis chart:dimension="y" chart:name="primary-y" chart:style-name="ch7">
            <chart:title svg:x="0.451cm" svg:y="5.924cm" chart:style-name="ch8">
              <text:p>Charge en heures</text:p>
            </chart:title>
            <chart:grid chart:style-name="ch9" chart:class="major"/>
          </chart:axis>
          <chart:series chart:style-name="ch10" chart:values-cell-range-address="Sheet3.J5:Sheet3.P5" chart:label-cell-address="Sheet3.I5:Sheet3.I5" chart:class="chart:bar">
            <chart:data-point chart:repeated="7"/>
          </chart:series>
          <chart:series chart:style-name="ch11" chart:values-cell-range-address="Sheet3.J6:Sheet3.P6" chart:label-cell-address="Sheet3.I6:Sheet3.I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J4:Sheet3.P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3.I5:Sheet3.I5</svg:desc>
                </draw:g>
              </table:table-cell>
              <table:table-cell office:value-type="float" office:value="8">
                <text:p>8</text:p>
                <draw:g>
                  <svg:desc>Sheet3.J5:Sheet3.P5</svg:desc>
                </draw:g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  <draw:g>
                  <svg:desc>Sheet3.I6:Sheet3.I6</svg:desc>
                </draw:g>
              </table:table-cell>
              <table:table-cell office:value-type="float" office:value="7.5">
                <text:p>7.5</text:p>
                <draw:g>
                  <svg:desc>Sheet3.J6:Sheet3.P6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9.6">
                <text:p>39.6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848cm" svg:y="0.316cm" chart:style-name="ch2">
          <text:p>Burn-down de la 3ème itération</text:p>
        </chart:title>
        <chart:legend chart:legend-position="end" svg:x="12.837cm" svg:y="3.952cm" style:legend-expansion="high" chart:style-name="ch3"/>
        <chart:plot-area chart:style-name="ch4" table:cell-range-address="Sheet3.I8:Sheet3.P10" chart:data-source-has-labels="both" svg:x="1.331cm" svg:y="1.275cm" svg:width="11.186cm" svg:height="6.564cm">
          <chartooo:coordinate-region svg:x="2.138cm" svg:y="1.474cm" svg:width="10.285cm" svg:height="5.718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Sheet3.J8:Sheet3.P8"/>
          </chart:axis>
          <chart:axis chart:dimension="y" chart:name="primary-y" chart:style-name="ch5">
            <chart:title svg:x="0.451cm" svg:y="5.924cm" chart:style-name="ch7">
              <text:p>Charge en heures</text:p>
            </chart:title>
            <chart:grid chart:style-name="ch8" chart:class="major"/>
          </chart:axis>
          <chart:series chart:style-name="ch9" chart:values-cell-range-address="Sheet3.J9:Sheet3.P9" chart:label-cell-address="Sheet3.I9:Sheet3.I9" chart:class="chart:area">
            <chart:data-point chart:repeated="7"/>
          </chart:series>
          <chart:series chart:style-name="ch10" chart:values-cell-range-address="Sheet3.J10:Sheet3.P10" chart:label-cell-address="Sheet3.I10:Sheet3.I10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J8:Sheet3.P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3.I9:Sheet3.I9</svg:desc>
                </draw:g>
              </table:table-cell>
              <table:table-cell office:value-type="float" office:value="155.333333333333">
                <text:p>155.333333333333</text:p>
                <draw:g>
                  <svg:desc>Sheet3.J9:Sheet3.P9</svg:desc>
                </draw:g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13.5">
                <text:p>113.5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  <draw:g>
                  <svg:desc>Sheet3.I10:Sheet3.I10</svg:desc>
                </draw:g>
              </table:table-cell>
              <table:table-cell office:value-type="float" office:value="201.1">
                <text:p>201.1</text:p>
                <draw:g>
                  <svg:desc>Sheet3.J10:Sheet3.P10</svg:desc>
                </draw:g>
              </table:table-cell>
              <table:table-cell office:value-type="float" office:value="193.6">
                <text:p>193.6</text:p>
              </table:table-cell>
              <table:table-cell office:value-type="float" office:value="166.6">
                <text:p>166.6</text:p>
              </table:table-cell>
              <table:table-cell office:value-type="float" office:value="125.1">
                <text:p>125.1</text:p>
              </table:table-cell>
              <table:table-cell office:value-type="float" office:value="93.1">
                <text:p>93.1</text:p>
              </table:table-cell>
              <table:table-cell office:value-type="float" office:value="86.1">
                <text:p>86.1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96cm" svg:y="0.316cm" chart:style-name="ch2">
          <text:p>Burn-down du projet SmartLogger</text:p>
        </chart:title>
        <chart:legend chart:legend-position="end" svg:x="12.837cm" svg:y="3.952cm" style:legend-expansion="high" chart:style-name="ch3"/>
        <chart:plot-area chart:style-name="ch4" table:cell-range-address="Sheet4.C5:Sheet4.V7" chart:data-source-has-labels="both" svg:x="1.331cm" svg:y="1.275cm" svg:width="11.186cm" svg:height="6.564cm">
          <chartooo:coordinate-region svg:x="1.952cm" svg:y="1.474cm" svg:width="10.565cm" svg:height="5.718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Sheet4.D5:Sheet4.V5"/>
          </chart:axis>
          <chart:axis chart:dimension="y" chart:name="primary-y" chart:style-name="ch7">
            <chart:title svg:x="0.451cm" svg:y="5.924cm" chart:style-name="ch8">
              <text:p>Charge en heures</text:p>
            </chart:title>
            <chart:grid chart:style-name="ch9" chart:class="major"/>
          </chart:axis>
          <chart:series chart:style-name="ch10" chart:values-cell-range-address="Sheet4.D6:Sheet4.V6" chart:label-cell-address="Sheet4.C6:Sheet4.C6" chart:class="chart:bar">
            <chart:data-point chart:repeated="19"/>
          </chart:series>
          <chart:series chart:style-name="ch11" chart:values-cell-range-address="Sheet4.D7:Sheet4.V7" chart:label-cell-address="Sheet4.C7:Sheet4.C7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4.D5:Sheet4.V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4.C6:Sheet4.C6</svg:desc>
                </draw:g>
              </table:table-cell>
              <table:table-cell office:value-type="float" office:value="33.9">
                <text:p>33.9</text:p>
                <draw:g>
                  <svg:desc>Sheet4.D6:Sheet4.V6</svg:desc>
                </draw:g>
              </table:table-cell>
              <table:table-cell office:value-type="float" office:value="50.2333333333333">
                <text:p>50.2333333333333</text:p>
              </table:table-cell>
              <table:table-cell office:value-type="float" office:value="35.525">
                <text:p>35.525</text:p>
              </table:table-cell>
              <table:table-cell office:value-type="float" office:value="27.1916666666667">
                <text:p>27.1916666666667</text:p>
              </table:table-cell>
              <table:table-cell office:value-type="float" office:value="16.1916666666667">
                <text:p>16.1916666666667</text:p>
              </table:table-cell>
              <table:table-cell office:value-type="float" office:value="3.725">
                <text:p>3.725</text:p>
              </table:table-cell>
              <table:table-cell office:value-type="float" office:value="10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12.1">
                <text:p>12.1</text:p>
              </table:table-cell>
              <table:table-cell office:value-type="float" office:value="4.7">
                <text:p>4.7</text:p>
              </table:table-cell>
              <table:table-cell office:value-type="float" office:value="11">
                <text:p>11</text:p>
              </table:table-cell>
              <table:table-cell office:value-type="float" office:value="4.5">
                <text:p>4.5</text:p>
              </table:table-cell>
              <table:table-cell office:value-type="float" office:value="8">
                <text:p>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  <draw:g>
                  <svg:desc>Sheet4.C7:Sheet4.C7</svg:desc>
                </draw:g>
              </table:table-cell>
              <table:table-cell office:value-type="float" office:value="37.9">
                <text:p>37.9</text:p>
                <draw:g>
                  <svg:desc>Sheet4.D7:Sheet4.V7</svg:desc>
                </draw:g>
              </table:table-cell>
              <table:table-cell office:value-type="float" office:value="63.1">
                <text:p>63.1</text:p>
              </table:table-cell>
              <table:table-cell office:value-type="float" office:value="41.8916666666667">
                <text:p>41.8916666666667</text:p>
              </table:table-cell>
              <table:table-cell office:value-type="float" office:value="27.3916666666667">
                <text:p>27.3916666666667</text:p>
              </table:table-cell>
              <table:table-cell office:value-type="float" office:value="17.3916666666667">
                <text:p>17.3916666666667</text:p>
              </table:table-cell>
              <table:table-cell office:value-type="float" office:value="3.95">
                <text:p>3.95</text:p>
              </table:table-cell>
              <table:table-cell office:value-type="float" office:value="15">
                <text:p>15</text:p>
              </table:table-cell>
              <table:table-cell office:value-type="float" office:value="29.1">
                <text:p>29.1</text:p>
              </table:table-cell>
              <table:table-cell office:value-type="float" office:value="14.6">
                <text:p>14.6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  <table:table-cell office:value-type="float" office:value="41.5">
                <text:p>41.5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9.6">
                <text:p>39.6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4.596cm" svg:y="0.316cm" chart:style-name="ch2">
          <text:p>Burn-down du projet SmartLogger</text:p>
        </chart:title>
        <chart:legend chart:legend-position="end" svg:x="12.837cm" svg:y="3.952cm" style:legend-expansion="high" chart:style-name="ch3"/>
        <chart:plot-area chart:style-name="ch4" table:cell-range-address="Sheet4.C9:Sheet4.V11" chart:data-source-has-labels="both" svg:x="1.331cm" svg:y="1.275cm" svg:width="11.186cm" svg:height="6.564cm">
          <chartooo:coordinate-region svg:x="2.138cm" svg:y="1.474cm" svg:width="10.192cm" svg:height="5.718cm"/>
          <chart:axis chart:dimension="x" chart:name="primary-x" chart:style-name="ch5" chartooo:axis-type="auto">
            <chartooo:date-scale/>
            <chart:title svg:x="6.139cm" svg:y="8.019cm" chart:style-name="ch6">
              <text:p>Semaines</text:p>
            </chart:title>
            <chart:categories table:cell-range-address="Sheet4.D9:Sheet4.V9"/>
          </chart:axis>
          <chart:axis chart:dimension="y" chart:name="primary-y" chart:style-name="ch5">
            <chart:title svg:x="0.451cm" svg:y="5.924cm" chart:style-name="ch7">
              <text:p>Charge en heures</text:p>
            </chart:title>
            <chart:grid chart:style-name="ch8" chart:class="major"/>
          </chart:axis>
          <chart:series chart:style-name="ch9" chart:values-cell-range-address="Sheet4.D10:Sheet4.V10" chart:label-cell-address="Sheet4.C10:Sheet4.C10" chart:class="chart:area">
            <chart:data-point chart:repeated="19"/>
          </chart:series>
          <chart:series chart:style-name="ch10" chart:values-cell-range-address="Sheet4.D11:Sheet4.V11" chart:label-cell-address="Sheet4.C11:Sheet4.C11" chart:class="chart:area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4.D9:Sheet4.V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Charge estimé</text:p>
                <draw:g>
                  <svg:desc>Sheet4.C10:Sheet4.C10</svg:desc>
                </draw:g>
              </table:table-cell>
              <table:table-cell office:value-type="float" office:value="379.9">
                <text:p>379.9</text:p>
                <draw:g>
                  <svg:desc>Sheet4.D10:Sheet4.V10</svg:desc>
                </draw:g>
              </table:table-cell>
              <table:table-cell office:value-type="float" office:value="346">
                <text:p>346</text:p>
              </table:table-cell>
              <table:table-cell office:value-type="float" office:value="295.766666666667">
                <text:p>295.766666666667</text:p>
              </table:table-cell>
              <table:table-cell office:value-type="float" office:value="260.241666666667">
                <text:p>260.241666666667</text:p>
              </table:table-cell>
              <table:table-cell office:value-type="float" office:value="233.05">
                <text:p>233.05</text:p>
              </table:table-cell>
              <table:table-cell office:value-type="float" office:value="216.858333333333">
                <text:p>216.858333333333</text:p>
              </table:table-cell>
              <table:table-cell office:value-type="float" office:value="213.133333333333">
                <text:p>213.133333333333</text:p>
              </table:table-cell>
              <table:table-cell office:value-type="float" office:value="203.133333333333">
                <text:p>203.133333333333</text:p>
              </table:table-cell>
              <table:table-cell office:value-type="float" office:value="187.633333333333">
                <text:p>187.633333333333</text:p>
              </table:table-cell>
              <table:table-cell office:value-type="float" office:value="175.533333333333">
                <text:p>175.533333333333</text:p>
              </table:table-cell>
              <table:table-cell office:value-type="float" office:value="170.833333333333">
                <text:p>170.833333333333</text:p>
              </table:table-cell>
              <table:table-cell office:value-type="float" office:value="159.833333333333">
                <text:p>159.833333333333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113.5">
                <text:p>113.5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rge effectué</text:p>
                <draw:g>
                  <svg:desc>Sheet4.C11:Sheet4.C11</svg:desc>
                </draw:g>
              </table:table-cell>
              <table:table-cell office:value-type="float" office:value="475.225">
                <text:p>475.225</text:p>
                <draw:g>
                  <svg:desc>Sheet4.D11:Sheet4.V11</svg:desc>
                </draw:g>
              </table:table-cell>
              <table:table-cell office:value-type="float" office:value="437.325">
                <text:p>437.325</text:p>
              </table:table-cell>
              <table:table-cell office:value-type="float" office:value="374.225">
                <text:p>374.225</text:p>
              </table:table-cell>
              <table:table-cell office:value-type="float" office:value="332.333333333333">
                <text:p>332.333333333333</text:p>
              </table:table-cell>
              <table:table-cell office:value-type="float" office:value="304.941666666667">
                <text:p>304.941666666667</text:p>
              </table:table-cell>
              <table:table-cell office:value-type="float" office:value="287.55">
                <text:p>287.55</text:p>
              </table:table-cell>
              <table:table-cell office:value-type="float" office:value="283.6">
                <text:p>283.6</text:p>
              </table:table-cell>
              <table:table-cell office:value-type="float" office:value="268.6">
                <text:p>268.6</text:p>
              </table:table-cell>
              <table:table-cell office:value-type="float" office:value="239.5">
                <text:p>239.5</text:p>
              </table:table-cell>
              <table:table-cell office:value-type="float" office:value="224.9">
                <text:p>224.9</text:p>
              </table:table-cell>
              <table:table-cell office:value-type="float" office:value="218.4">
                <text:p>218.4</text:p>
              </table:table-cell>
              <table:table-cell office:value-type="float" office:value="203.4">
                <text:p>203.4</text:p>
              </table:table-cell>
              <table:table-cell office:value-type="float" office:value="201.1">
                <text:p>201.1</text:p>
              </table:table-cell>
              <table:table-cell office:value-type="float" office:value="193.6">
                <text:p>193.6</text:p>
              </table:table-cell>
              <table:table-cell office:value-type="float" office:value="166.6">
                <text:p>166.6</text:p>
              </table:table-cell>
              <table:table-cell office:value-type="float" office:value="125.1">
                <text:p>125.1</text:p>
              </table:table-cell>
              <table:table-cell office:value-type="float" office:value="93.1">
                <text:p>93.1</text:p>
              </table:table-cell>
              <table:table-cell office:value-type="float" office:value="86.1">
                <text:p>86.1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